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651cm" svg:height="12.802cm" svg:x="12.858cm" svg:y="0.134cm">
            <draw:object draw:notify-on-update-of-ranges="Sheet1.A2:Sheet1.A21 Sheet1.B2:Sheet1.B21 Sheet1.A3:Sheet1.A2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formula="of:=AVERAGE([.B2:.B6])" office:value-type="float" office:value="191.6" calcext:value-type="float">
            <text:p>191,6</text:p>
          </table:table-cell>
          <table:table-cell table:formula="of:=SQRT(0.2*SUM(([.B2]-[.C2])^2))" office:value-type="float" office:value="36.0454157972966" calcext:value-type="float">
            <text:p>36,0454157973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7" calcext:value-type="float">
            <text:p>107</text:p>
          </table:table-cell>
          <table:table-cell table:formula="of:=AVERAGE([.B7:.B11])" office:value-type="float" office:value="181.4" calcext:value-type="float">
            <text:p>181,4</text:p>
          </table:table-cell>
          <table:table-cell table:formula="of:=SQRT(0.2*SUM(([.B7]-[.C7])^2))" office:value-type="float" office:value="33.2726915051969" calcext:value-type="float">
            <text:p>33,2726915052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.3" calcext:value-type="float">
            <text:p>120,3</text:p>
          </table:table-cell>
          <table:table-cell table:formula="of:=AVERAGE([.B12:.B16])" office:value-type="float" office:value="133.86" calcext:value-type="float">
            <text:p>133,86</text:p>
          </table:table-cell>
          <table:table-cell table:formula="of:=SQRT(0.2*SUM(([.B12]-[.C12])^2))" office:value-type="float" office:value="6.06421635497942" calcext:value-type="float">
            <text:p>6,064216355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.5" calcext:value-type="float">
            <text:p>117,5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.5" calcext:value-type="float">
            <text:p>184,5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table:formula="of:=AVERAGE([.B17:.B21])" office:value-type="float" office:value="113.2" calcext:value-type="float">
            <text:p>113,2</text:p>
          </table:table-cell>
          <table:table-cell table:formula="of:=SQRT(0.2*SUM(([.B17]-[.C17])^2))" office:value-type="float" office:value="3.93547964039963" calcext:value-type="float">
            <text:p>3,9354796404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29" calcext:value-type="float">
            <text:p>12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8:28:12.787909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6-17T18:43:25.908112860</dc:date>
    <dc:creator>Nicolas Paillet</dc:creator>
    <meta:editing-duration>PT50M48S</meta:editing-duration>
    <meta:editing-cycles>8</meta:editing-cycles>
    <meta:generator>LibreOffice/4.3.7.2$Linux_X86_64 LibreOffice_project/43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52cm" svg:height="12.803cm" xlink:href=".." xlink:type="simple" chart:class="chart:scatter" chart:style-name="ch1">
        <chart:title svg:x="8.205cm" svg:y="0.392cm" chart:style-name="ch2">
          <text:p>Resistance test 13.2</text:p>
        </chart:title>
        <chart:plot-area chart:style-name="ch3" table:cell-range-address="Sheet1.A2:Sheet1.B21 Sheet1.E2:Sheet1.E21" svg:x="1.424cm" svg:y="1.427cm" svg:width="18.815cm" svg:height="10.139cm">
          <chartooo:coordinate-region svg:x="2.232cm" svg:y="1.626cm" svg:width="17.768cm" svg:height="9.293cm"/>
          <chart:axis chart:dimension="x" chart:name="primary-x" chart:style-name="ch4">
            <chart:title svg:x="9.795cm" svg:y="11.822cm" chart:style-name="ch5">
              <text:p>Surface (µm²)</text:p>
            </chart:title>
          </chart:axis>
          <chart:axis chart:dimension="y" chart:name="primary-y" chart:style-name="ch4">
            <chart:title svg:x="0.451cm" svg:y="7.36cm" chart:style-name="ch6">
              <text:p>Resistance</text:p>
            </chart:title>
            <chart:grid chart:style-name="ch7" chart:class="major"/>
          </chart:axis>
          <chart:series chart:style-name="ch8" chart:values-cell-range-address="Sheet1.B2:Sheet1.B21" chart:class="chart:scatter">
            <chart:domain table:cell-range-address="Sheet1.A2:Sheet1.A21"/>
            <chart:data-point chart:repeated="20"/>
          </chart:series>
          <chart:series chart:style-name="ch9" chart:values-cell-range-address="Sheet1.E2:Sheet1.E21" chart:class="chart:scatter">
            <chart:domain table:cell-range-address="Sheet1.A3:Sheet1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11">
                <text:p>111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62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07">
                <text:p>107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462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08">
                <text:p>108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0.3">
                <text:p>120.3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7.5">
                <text:p>117.5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84.5">
                <text:p>184.5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22">
                <text:p>122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29">
                <text:p>12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